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a465" officeooo:paragraph-rsid="0014a465"/>
    </style:style>
    <style:style style:name="P2" style:family="paragraph" style:parent-style-name="Standard">
      <style:paragraph-properties fo:text-align="start" style:justify-single-word="false"/>
      <style:text-properties officeooo:rsid="0014a465" officeooo:paragraph-rsid="0014a465"/>
    </style:style>
    <style:style style:name="P3" style:family="paragraph" style:parent-style-name="Standard">
      <style:paragraph-properties fo:text-align="start" style:justify-single-word="false"/>
      <style:text-properties fo:font-weight="bold" officeooo:rsid="0014a465" officeooo:paragraph-rsid="0014a465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rsid="0014a465" officeooo:paragraph-rsid="0014a46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7830d" officeooo:paragraph-rsid="0017830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1fe3" officeooo:paragraph-rsid="001b1fe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7830d" officeooo:paragraph-rsid="0017830d"/>
    </style:style>
    <style:style style:name="P8" style:family="paragraph" style:parent-style-name="Standard">
      <style:paragraph-properties fo:text-align="start" style:justify-single-word="false"/>
      <style:text-properties officeooo:rsid="0017830d" officeooo:paragraph-rsid="0019356e"/>
    </style:style>
    <style:style style:name="P9" style:family="paragraph" style:parent-style-name="Standard">
      <style:paragraph-properties fo:text-align="start" style:justify-single-word="false"/>
      <style:text-properties officeooo:rsid="0017830d" officeooo:paragraph-rsid="001b8177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830d" officeooo:paragraph-rsid="0017830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830d" officeooo:paragraph-rsid="0019356e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830d" officeooo:paragraph-rsid="001b8177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a465" officeooo:paragraph-rsid="0014a46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9356e" officeooo:paragraph-rsid="0019356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e835" officeooo:paragraph-rsid="0019e835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e835" officeooo:paragraph-rsid="001b1fe3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8177" officeooo:paragraph-rsid="001b8177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17830d" officeooo:paragraph-rsid="0017830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17830d" officeooo:paragraph-rsid="0017830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19356e" officeooo:paragraph-rsid="0019356e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7830d" officeooo:paragraph-rsid="0017830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17830d" officeooo:paragraph-rsid="0019356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17830d" officeooo:paragraph-rsid="001b817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19356e" officeooo:paragraph-rsid="0019356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19e835" officeooo:paragraph-rsid="001b1fe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19e835" officeooo:paragraph-rsid="0019e835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rsid="0019e835" officeooo:paragraph-rsid="001b1fe3"/>
    </style:style>
    <style:style style:name="T1" style:family="text">
      <style:text-properties officeooo:rsid="001662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jamin Pierce (bgp12)</text:p>
      <text:p text:style-name="P1">EECS 338</text:p>
      <text:p text:style-name="P4">HW4</text:p>
      <text:p text:style-name="P3">1) Output</text:p>
      <text:p text:style-name="P13">Client:</text:p>
      <text:p text:style-name="P2">What is the number of this course? </text:p>
      <text:p text:style-name="P2">338</text:p>
      <text:p text:style-name="P2">That's right!</text:p>
      <text:p text:style-name="P2">Who is the instructor? </text:p>
      <text:p text:style-name="P2">Covault</text:p>
      <text:p text:style-name="P2">Wrong, the correct anwser was: Chris</text:p>
      <text:p text:style-name="P2">What is 2+2 </text:p>
      <text:p text:style-name="P2">4</text:p>
      <text:p text:style-name="P2">That's right!</text:p>
      <text:p text:style-name="P2">That's all folks! Thanks for playing!</text:p>
      <text:p text:style-name="P2"/>
      <text:p text:style-name="P13">Server:</text:p>
      <text:p text:style-name="P2">Waiting for response...</text:p>
      <text:p text:style-name="P2">The user's anwser was: 338</text:p>
      <text:p text:style-name="P2">The correct response is: 338</text:p>
      <text:p text:style-name="P2">Waiting for response...</text:p>
      <text:p text:style-name="P2">The user's anwser was: Covault</text:p>
      <text:p text:style-name="P2">The correct response is: Chris</text:p>
      <text:p text:style-name="P2">Waiting for response...</text:p>
      <text:p text:style-name="P2">The user's anwser was: 4</text:p>
      <text:p text:style-name="P2">The correct response is: 4</text:p>
      <text:p text:style-name="P2"/>
      <text:p text:style-name="P2">**<text:span text:style-name="T1">If the user answers outside of ~10s, the timing gets thrown off.</text:span></text:p>
      <text:p text:style-name="P6">2) Output</text:p>
      <text:p text:style-name="P6"/>
      <text:p text:style-name="P16">Client:</text:p>
      <text:p text:style-name="P27">What is the number of this course? </text:p>
      <text:p text:style-name="P27">A:338</text:p>
      <text:p text:style-name="P27">Correct! Who is the instructor? </text:p>
      <text:p text:style-name="P27">A:Chris</text:p>
      <text:p text:style-name="P27">Correct! What is 2+2</text:p>
      <text:p text:style-name="P27">A:4</text:p>
      <text:p text:style-name="P27">Correct!</text:p>
      <text:p text:style-name="P27"/>
      <text:p text:style-name="P16">Server:</text:p>
      <text:p text:style-name="P27">Socket created</text:p>
      <text:p text:style-name="P27">waiting for client...</text:p>
      <text:p text:style-name="P27">338Chris4</text:p>
      <text:p text:style-name="P27"/>
      <text:p text:style-name="P25"/>
      <text:p text:style-name="P2"/>
      <text:p text:style-name="P5">3a)</text:p>
      <text:p text:style-name="P7">Step Size: 0.001</text:p>
      <text:p text:style-name="P10">shubert.c</text:p>
      <text:p text:style-name="P7"><text:soft-page-break/>Total time was 4.18 seconds.</text:p>
      <text:p text:style-name="P7">Minimum = -186.73</text:p>
      <text:p text:style-name="P10">3a.c</text:p>
      <text:p text:style-name="P18">Parent Min: -17.15 </text:p>
      <text:p text:style-name="P18">Child Min: -186.73</text:p>
      <text:p text:style-name="P18">The minimum is: -186.73</text:p>
      <text:p text:style-name="P18">Total time was 1.13 seconds.</text:p>
      <text:p text:style-name="P18"/>
      <text:p text:style-name="P19">3b)</text:p>
      <text:p text:style-name="P11">shubert.c</text:p>
      <text:p text:style-name="P8">Total time was 4.18 seconds.</text:p>
      <text:p text:style-name="P22">Minimum = -186.73</text:p>
      <text:p text:style-name="P22"/>
      <text:p text:style-name="P14">3b.c</text:p>
      <text:p text:style-name="P21">Parent Min: -17.15 </text:p>
      <text:p text:style-name="P21">Child Min: -186.73</text:p>
      <text:p text:style-name="P21">The minimum is: -186.73</text:p>
      <text:p text:style-name="P21">Total time was 1.13 seconds.</text:p>
      <text:p text:style-name="P18"/>
      <text:p text:style-name="P20">3c)</text:p>
      <text:p text:style-name="P24"/>
      <text:p text:style-name="P17">3c.c (server-client doesn’t output anything)</text:p>
      <text:p text:style-name="P26">Socket created</text:p>
      <text:p text:style-name="P26">waiting for client...</text:p>
      <text:p text:style-name="P26">Server Result: -186.73 </text:p>
      <text:p text:style-name="P26">Client Result: -17.15</text:p>
      <text:p text:style-name="P26">Global min: -186.73</text:p>
      <text:p text:style-name="P26">Total time was 3.07 seconds.</text:p>
      <text:p text:style-name="P26"/>
      <text:p text:style-name="P12">shubert.c</text:p>
      <text:p text:style-name="P9">Total time was 4.18 seconds.</text:p>
      <text:p text:style-name="P23">Minimum = -186.7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22:46:16.046087956</meta:creation-date>
    <dc:date>2019-02-19T17:16:29.271244641</dc:date>
    <meta:editing-duration>PT17H50M3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69" meta:word-count="213" meta:character-count="1254" meta:non-whitespace-character-count="1102"/>
  </office:meta>
</office:document-meta>
</file>